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1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3" style:family="table" style:master-page-name="Standard">
      <style:table-properties style:width="17cm" style:page-number="auto" table:align="margins" style:writing-mode="lr-tb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2.99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style:text-line-through-style="none" style:text-line-through-type="none" style:font-name="Arial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P5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top="0cm" fo:margin-bottom="0.21cm" loext:contextual-spacing="false" fo:line-height="100%"/>
      <style:text-properties style:font-name="Arial" fo:font-size="10pt" officeooo:paragraph-rsid="002d3a22" style:font-size-asian="10pt" style:font-name-complex="Arial" style:font-size-complex="10pt"/>
    </style:style>
    <style:style style:name="P7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style:font-name="Arial" fo:font-size="10pt" fo:font-weight="bold" officeooo:rsid="001fa6b3" officeooo:paragraph-rsid="00253388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fo:color="#000000" style:text-line-through-style="none" style:text-line-through-type="none" style:font-name="Arial" fo:font-size="10pt" fo:font-style="normal" style:text-underline-style="none" fo:font-weight="normal" officeooo:rsid="00253388" officeooo:paragraph-rsid="00253388" style:text-underline-mode="continuous" style:text-overline-mode="continuous" style:text-line-through-mode="continuous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fo:color="#000000" style:text-line-through-style="none" style:text-line-through-type="none" style:font-name="Arial" fo:font-size="10pt" fo:font-style="normal" style:text-underline-style="none" fo:font-weight="normal" officeooo:rsid="000d2b98" officeooo:paragraph-rsid="0032130b" style:text-underline-mode="continuous" style:text-overline-mode="continuous" style:text-line-through-mode="continuous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fo:color="#000000" style:font-name="Arial" fo:font-size="10pt" fo:language="es" fo:country="ES" fo:font-style="normal" style:text-underline-style="none" fo:font-weight="bold" officeooo:rsid="001da413" officeooo:paragraph-rsid="00253388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fo:color="#000000" style:font-name="Arial" fo:font-size="10pt" fo:language="es" fo:country="ES" fo:font-style="normal" style:text-underline-style="none" fo:font-weight="bold" officeooo:rsid="0032130b" officeooo:paragraph-rsid="0032130b" fo:background-color="transparent" style:font-size-asian="10pt" style:font-weight-asian="bold" style:font-size-complex="10pt" style:font-weight-complex="bold"/>
    </style:style>
    <style:style style:name="P13" style:family="paragraph" style:parent-style-name="Table_20_Contents">
      <loext:graphic-properties draw:fill="solid" draw:fill-color="#ffffff" draw:opacity="100%"/>
      <style:paragraph-properties fo:margin-top="0cm" fo:margin-bottom="0.21cm" loext:contextual-spacing="false" fo:line-height="100%" fo:text-align="justify" style:justify-single-word="false" fo:background-color="#ffffff"/>
      <style:text-properties fo:color="#000000" style:font-name="Arial" fo:font-size="10pt" fo:language="es" fo:country="ES" fo:font-style="normal" style:text-underline-style="none" fo:font-weight="normal" officeooo:paragraph-rsid="00253388" fo:background-color="transparent" style:font-size-asian="10pt" style:font-weight-asian="normal" style:font-size-complex="10pt" style:font-weight-complex="normal"/>
    </style:style>
    <style:style style:name="P14" style:family="paragraph" style:parent-style-name="Table_20_Contents">
      <loext:graphic-properties draw:fill="solid" draw:fill-color="#ffffff" draw:opacity="100%"/>
      <style:paragraph-properties fo:margin-top="0cm" fo:margin-bottom="0.21cm" loext:contextual-spacing="false" fo:line-height="100%" fo:text-align="justify" style:justify-single-word="false" fo:background-color="#ffffff"/>
      <style:text-properties fo:color="#000000" style:font-name="Arial" fo:font-size="10pt" fo:language="es" fo:country="ES" fo:font-style="normal" style:text-underline-style="none" fo:font-weight="normal" officeooo:paragraph-rsid="0032130b" fo:background-color="transparent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2d3a2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2d3a2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2d3a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normal" officeooo:paragraph-rsid="0028dc1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" fo:font-size="10pt" officeooo:paragraph-rsid="0028dc1e" style:font-size-asian="10pt" style:font-name-complex="Arial4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673eb3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66101a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67c183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0pt" fo:language="es" fo:country="ES" fo:font-style="normal" fo:text-shadow="none" style:text-underline-style="none" fo:font-weight="normal" officeooo:rsid="00638742" officeooo:paragraph-rsid="006724a4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.101cm" fo:margin-right="0cm" fo:margin-top="0cm" fo:margin-bottom="0.21cm" loext:contextual-spacing="false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Arial2" fo:font-size="10pt" fo:language="es" fo:country="ES" fo:font-style="normal" fo:text-shadow="none" style:text-underline-style="none" fo:font-weight="normal" officeooo:rsid="00638742" officeooo:paragraph-rsid="0067c183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5" style:family="paragraph" style:parent-style-name="Texto_20_independiente_20_3">
      <style:paragraph-properties fo:margin-left="0cm" fo:margin-right="0cm" fo:margin-top="0cm" fo:margin-bottom="0.21cm" loext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normal" officeooo:paragraph-rsid="00131ef6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officeooo:paragraph-rsid="0037754a"/>
    </style:style>
    <style:style style:name="P27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253388" style:text-blinking="false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37754a" style:text-blinking="false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253388" style:text-blinking="false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37754a" style:text-blinking="false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0pt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7" style:family="text">
      <style:text-properties fo:color="#000000" fo:language="es" fo:country="ES" fo:font-weight="normal" fo:background-color="#ffffff" loext:char-shading-value="0" style:font-name-asian="Times New Roman" style:font-weight-asian="normal" style:font-name-complex="Arial" style:language-complex="ar" style:country-complex="SA"/>
    </style:style>
    <style:style style:name="T8" style:family="text">
      <style:text-properties fo:color="#000000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/>
    </style:style>
    <style:style style:name="T9" style:family="text">
      <style:text-properties fo:color="#000000" style:font-name="Arial" fo:font-size="10pt" fo:font-weight="normal" officeooo:rsid="00307a56" style:font-name-asian="Times New Roman" style:font-size-asian="10pt" style:font-weight-asian="normal" style:font-name-complex="Arial" style:font-size-complex="10pt" style:language-complex="ar" style:country-complex="SA"/>
    </style:style>
    <style:style style:name="T10" style:family="text">
      <style:text-properties fo:color="#000000" style:font-name="Arial" fo:font-size="10pt" fo:font-weight="normal" officeooo:rsid="00357174" style:font-name-asian="Times New Roman" style:font-size-asian="10pt" style:font-weight-asian="normal" style:font-name-complex="Arial" style:font-size-complex="10pt" style:language-complex="ar" style:country-complex="SA"/>
    </style:style>
    <style:style style:name="T11" style:family="text">
      <style:text-properties fo:color="#000000" style:font-name="Arial" fo:font-size="10pt" fo:font-weight="normal" officeooo:rsid="0037754a" style:font-name-asian="Times New Roman" style:font-size-asian="10pt" style:font-weight-asian="normal" style:font-name-complex="Arial" style:font-size-complex="10pt" style:language-complex="ar" style:country-complex="SA"/>
    </style:style>
    <style:style style:name="T12" style:family="text">
      <style:text-properties fo:color="#000000" fo:letter-spacing="-0.004cm" fo:language="es" fo:country="ES" officeooo:rsid="00526d00" style:text-blinking="false" fo:background-color="transparent" loext:char-shading-value="0" style:font-name-complex="Tahoma2"/>
    </style:style>
    <style:style style:name="T13" style:family="text">
      <style:text-properties fo:color="#000000" fo:letter-spacing="-0.004cm" fo:language="es" fo:country="ES" officeooo:rsid="00526d00" style:text-blinking="false" fo:background-color="transparent" loext:char-shading-value="0" style:font-name-asian="Verdana" style:font-name-complex="Arial" style:language-complex="ar" style:country-complex="SA"/>
    </style:style>
    <style:style style:name="T14" style:family="text">
      <style:text-properties fo:color="#000000" style:font-name="Arial3" fo:letter-spacing="-0.004cm" fo:language="es" fo:country="ES" officeooo:rsid="00040fc1" style:text-blinking="false" fo:background-color="transparent" loext:char-shading-value="0" style:font-name-complex="Arial"/>
    </style:style>
    <style:style style:name="T15" style:family="text">
      <style:text-properties fo:color="#000000" style:font-name="Arial3" fo:letter-spacing="-0.004cm" fo:language="es" fo:country="ES" officeooo:rsid="00040fc1" style:text-blinking="false" fo:background-color="transparent" loext:char-shading-value="0" style:font-name-asian="Verdana" style:font-name-complex="Arial" style:language-complex="ar" style:country-complex="SA"/>
    </style:style>
    <style:style style:name="T16" style:family="text">
      <style:text-properties fo:color="#000000" officeooo:rsid="00526d00" fo:background-color="transparent" loext:char-shading-value="0" style:font-name-complex="Arial4"/>
    </style:style>
    <style:style style:name="T17" style:family="text">
      <style:text-properties fo:color="#000000" style:font-name="Arial2" fo:language="es" fo:country="ES" fo:background-color="transparent" loext:char-shading-value="0"/>
    </style:style>
    <style:style style:name="T18" style:family="text">
      <style:text-properties fo:color="#000000" style:font-name="Arial2" fo:language="es" fo:country="ES" officeooo:rsid="004ee151" fo:background-color="transparent" loext:char-shading-value="0"/>
    </style:style>
    <style:style style:name="T19" style:family="text">
      <style:text-properties fo:color="#000000" style:font-name="Arial2" fo:language="es" fo:country="ES" fo:font-weight="bold" officeooo:rsid="0024a0da" fo:background-color="transparent" loext:char-shading-value="0" style:font-style-asian="italic" style:font-weight-asian="bold" style:font-weight-complex="bold"/>
    </style:style>
    <style:style style:name="T20" style:family="text">
      <style:text-properties fo:color="#000000" style:font-name="Arial2" fo:letter-spacing="-0.004cm" fo:language="es" fo:country="ES" officeooo:rsid="00ac1267" style:text-blinking="false" fo:background-color="transparent" loext:char-shading-value="0" style:font-name-asian="Verdana" style:font-name-complex="Arial" style:language-complex="ar" style:country-complex="SA"/>
    </style:style>
    <style:style style:name="T21" style:family="text">
      <style:text-properties fo:background-color="#ffffff" loext:char-shading-value="0" style:font-name-complex="Arial"/>
    </style:style>
    <style:style style:name="T22" style:family="text">
      <style:text-properties style:font-name="Arial" fo:font-size="10pt" fo:font-weight="bold" officeooo:rsid="001fa6b3" style:font-size-asian="10pt" style:font-weight-asian="bold" style:font-name-complex="Arial" style:font-size-complex="10pt" style:font-weight-complex="bold"/>
    </style:style>
    <style:style style:name="T23" style:family="text">
      <style:text-properties style:font-name="Arial" fo:font-size="10pt" fo:font-weight="bold" officeooo:rsid="0037754a" style:font-size-asian="10pt" style:font-weight-asian="bold" style:font-name-complex="Arial" style:font-size-complex="10pt" style:font-weight-complex="bold"/>
    </style:style>
    <style:style style:name="T24" style:family="text">
      <style:text-properties style:font-name="Arial" fo:font-size="10pt" style:font-size-asian="10pt" style:font-name-complex="Arial" style:font-size-complex="10pt"/>
    </style:style>
    <style:style style:name="T25" style:family="text">
      <style:text-properties style:font-name="Arial" fo:font-size="10pt" officeooo:rsid="00253388" style:font-size-asian="10pt" style:font-name-complex="Arial" style:font-size-complex="10pt"/>
    </style:style>
    <style:style style:name="T26" style:family="text">
      <style:text-properties style:font-name="Arial" fo:font-size="10pt" officeooo:rsid="0032130b" style:font-size-asian="10pt" style:font-name-complex="Arial" style:font-size-complex="10pt"/>
    </style:style>
    <style:style style:name="T27" style:family="text">
      <style:text-properties style:font-name="Arial" fo:font-size="10pt" officeooo:rsid="0032ddd5" style:font-size-asian="10pt" style:font-name-complex="Arial" style:font-size-complex="10pt"/>
    </style:style>
    <style:style style:name="T28" style:family="text">
      <style:text-properties style:font-name="Arial" fo:font-size="10pt" officeooo:rsid="0037754a" style:font-size-asian="10pt" style:font-name-complex="Arial" style:font-size-complex="10pt"/>
    </style:style>
    <style:style style:name="T29" style:family="text">
      <style:text-properties style:font-name="Arial" fo:font-size="10pt" fo:font-weight="normal" officeooo:rsid="001b7d6c" style:font-size-asian="10pt" style:font-weight-asian="normal" style:font-name-complex="Arial" style:font-size-complex="10pt" style:font-weight-complex="normal"/>
    </style:style>
    <style:style style:name="T30" style:family="text">
      <style:text-properties style:font-name="Arial" fo:font-size="10pt" fo:font-weight="normal" officeooo:rsid="00357174" style:font-size-asian="10pt" style:font-weight-asian="normal" style:font-name-complex="Arial" style:font-size-complex="10pt" style:font-weight-complex="normal"/>
    </style:style>
    <style:style style:name="T31" style:family="text">
      <style:text-properties officeooo:rsid="0026eb39"/>
    </style:style>
    <style:style style:name="T32" style:family="text">
      <style:text-properties style:font-name="Arial3" officeooo:rsid="00040fc1"/>
    </style:style>
    <style:style style:name="T33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34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35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36" style:family="text">
      <style:text-properties fo:font-weight="bold" officeooo:rsid="00149f96" style:font-weight-asian="bold" style:font-weight-complex="bold"/>
    </style:style>
    <style:style style:name="T37" style:family="text">
      <style:text-properties fo:font-weight="bold" officeooo:rsid="0024a0da" style:font-style-asian="italic" style:font-weight-asian="bold" style:font-weight-complex="bold"/>
    </style:style>
    <style:style style:name="T38" style:family="text">
      <style:text-properties officeooo:rsid="00307a56"/>
    </style:style>
    <style:style style:name="T39" style:family="text">
      <style:text-properties fo:color="#2a6099" style:font-name="Arial" fo:font-size="10pt" fo:font-weight="bold" officeooo:rsid="0032130b" style:font-size-asian="10pt" style:font-weight-asian="bold" style:font-name-complex="Arial" style:font-size-complex="10pt" style:font-weight-complex="bold"/>
    </style:style>
    <style:style style:name="T40" style:family="text">
      <style:text-properties fo:color="#2a6099" style:font-name="Arial" fo:font-size="10pt" fo:font-weight="bold" officeooo:rsid="00345a66" style:font-size-asian="10pt" style:font-weight-asian="bold" style:font-name-complex="Arial" style:font-size-complex="10pt" style:font-weight-complex="bold"/>
    </style:style>
    <style:style style:name="T41" style:family="text">
      <style:text-properties fo:color="#2a6099" style:font-name="Arial" fo:font-size="10pt" fo:font-weight="bold" officeooo:rsid="0037754a" style:font-size-asian="10pt" style:font-weight-asian="bold" style:font-name-complex="Arial" style:font-size-complex="10pt" style:font-weight-complex="bold"/>
    </style:style>
    <style:style style:name="T42" style:family="text">
      <style:text-properties fo:letter-spacing="-0.004cm" officeooo:rsid="00ac1267" style:text-blinking="false" style:font-name-asian="Verdana" style:font-name-complex="Arial" style:language-complex="ar" style:country-complex="SA"/>
    </style:style>
    <style:style style:name="T43" style:family="text">
      <style:text-properties officeooo:rsid="004ee151"/>
    </style:style>
    <style:style style:name="T44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5">Fecha: $$DIA_SISTEMA$$ de $$MES_SISTEMA$$ de $$EJERCICIO_SISTEMA$$</text:p>
            <text:p text:style-name="P17">Número de expediente: $$V_NUMEXP$$</text:p>
            <text:p text:style-name="P15">Nombre del expediente: $$V_TITULOEXP$$</text:p>
            <text:p text:style-name="P16">Asunto: <text:span text:style-name="T38">Requerimiento de subsanación de la solicitud de suspensión de ejecución</text:span></text:p>
          </table:table-cell>
          <table:table-cell table:style-name="Tabla3.B1" office:value-type="string">
            <text:p text:style-name="P20"><text:span text:style-name="T19"><text:script script:language="JOOScript">[#if eEMC_Interesado_NombreRazon??]
[#if eEMC_ID_TipoDocumentacion??]
[#if eEMC_ID_TipoDocumentacion == "CIF"]
[#assign eEMC_Interesado_PJ_RazonSocial=eEMC_Interesado_NombreRazon]
[#else]
[#assign eEMC_Interesado_PF_Nombre=eEMC_Interesado_NombreRazon]
[/#if]
[/#if]
[/#if]</text:script></text:span>Destinatario/a: <text:span text:style-name="T12"><text:s/></text:span><text:span text:style-name="Fuente_20_de_20_párrafo_20_predeter."><text:span text:style-name="T14"><text:text-input text:description="JOOScript">${(eEMC_Interesado_PJ_RazonSocial)!}</text:text-input></text:span></text:span><text:span text:style-name="T13"><text:s/></text:span><text:span text:style-name="Fuente_20_de_20_párrafo_20_predeter."><text:span text:style-name="T15"><text:text-input text:description="JOOScript">${(eEMC_Interesado_PF_Nombre)!}</text:text-input></text:span></text:span><text:span text:style-name="T16"><text:s/>$$eEMC_Interesado_PF_Apellido1$$ $$eEMC_Interesado_PF_Apellido2$$</text:span></text:p>
            <text:p text:style-name="P21"/>
            <text:p text:style-name="P22">Dirección: <text:bookmark-start text:name="__DdeLink__2593_383542981032"/><text:bookmark-start text:name="__DdeLink__6260_123821167522"/><text:span text:style-name="T18"><text:s/></text:span><text:bookmark-end text:name="__DdeLink__2593_383542981032"/><text:bookmark-end text:name="__DdeLink__6260_123821167522"/><text:span text:style-name="T19"><text:script script:language="JOOScript">[#if eEMC_Contacto_Direccion_TipoVia_label??][#assign eEMC_Contacto_Direccion_TipoVia=eEMC_Contacto_Direccion_TipoVia_label][/#if]</text:script></text:span><text:span text:style-name="Fuente_20_de_20_párrafo_20_predeter."><text:span text:style-name="T20"><text:text-input text:description="JOOScript">${(eEMC_Contacto_Direccion_TipoVia)!}</text:text-input></text:span></text:span><text:span text:style-name="T17"><text:s/>$$eEMC_Contacto_Direccion_NombreVia$$, $$eEMC_Contacto_Direccion_Numero$$, $$eEMC_Contacto_Direccion_Portal$$, $$eEMC_Contacto_Direccion_Piso$$ $$eEMC_Contacto_Direccion_Letra$$</text:span></text:p>
            <text:p text:style-name="P23"/>
            <text:p text:style-name="P24"><text:bookmark text:name="__DdeLink__2593_3835429810321"/><text:bookmark text:name="__DdeLink__6260_1238211675221"/><text:span text:style-name="T37"><text:script script:language="JOOScript">[#if eEMC_Contacto_Direccion_Municipio_label??][#assign eEMC_Contacto_Direccion_Municipio=eEMC_Contacto_Direccion_Municipio_label][/#if]</text:script></text:span><text:span text:style-name="Fuente_20_de_20_párrafo_20_predeter."><text:span text:style-name="T42"><text:text-input text:description="JOOScript">${(eEMC_Contacto_Direccion_Municipio)!}</text:text-input></text:span></text:span>, <text:bookmark-start text:name="__DdeLink__2593_38354298103211"/><text:bookmark-start text:name="__DdeLink__6260_12382116752211"/><text:span text:style-name="T43"><text:s/></text:span><text:bookmark-end text:name="__DdeLink__2593_38354298103211"/><text:bookmark-end text:name="__DdeLink__6260_12382116752211"/><text:span text:style-name="T37"><text:script script:language="JOOScript">[#if eEMC_Contacto_Direccion_Provincia_label??][#assign eEMC_Contacto_Direccion_Provincia=eEMC_Contacto_Direccion_Provincia_label][/#if]</text:script></text:span><text:span text:style-name="Fuente_20_de_20_párrafo_20_predeter."><text:span text:style-name="T42"><text:text-input text:description="JOOScript">${(eEMC_Contacto_Direccion_Provincia)!}</text:text-input></text:span></text:span>, $$eEMC_Contacto_Direccion_CP$$</text:p>
          </table:table-cell>
        </table:table-row>
      </table:table>
      <text:p text:style-name="P6"/>
      <text:p text:style-name="P5"><text:span text:style-name="T21">Visto el expediente de referencia, c</text:span><text:span text:style-name="T7">omprobada la solicitud y la documentación aportada, pongo en su conocimiento</text:span><text:span text:style-name="T21">:</text:span></text:p>
      <text:p text:style-name="P26"><text:span text:style-name="T39">[En caso de </text:span><text:span text:style-name="T40">que </text:span><text:span text:style-name="T41">haya algún defecto en el documento</text:span><text:span text:style-name="T39">]</text:span><text:span text:style-name="T22">PRIMERO.- </text:span><text:span text:style-name="T24">Que en el plazo de </text:span><text:span text:style-name="T29">diez días </text:span><text:span text:style-name="T30">hábiles</text:span><text:span text:style-name="T24">, deberá</text:span><text:span text:style-name="T26"> subsanar </text:span><text:span text:style-name="T28">los defectos del documento en que se formaliza la garantía de acuerdo con los artículos 2.2 y 25.7 del Reglamento general de desarrollo de la Ley 58/2003, de 17 de diciembre, General Tributaria, en materia de revisión en vía administrativa, aprobado por Real Decreto 520/2005, de 13 de mayo, indicados a continuación:</text:span></text:p>
      <text:p text:style-name="P26"><text:span text:style-name="T39">[En caso de </text:span><text:span text:style-name="T40">que </text:span><text:span text:style-name="T39">falte algún documento preceptivo]</text:span><text:span text:style-name="T22">PRIMERO.- </text:span><text:span text:style-name="T24">Que en el plazo de </text:span><text:span text:style-name="T29">diez días </text:span><text:span text:style-name="T30">hábiles</text:span><text:span text:style-name="T24">, deberá</text:span><text:span text:style-name="T26"> aportar los documentos preceptivos detallados a a continuación, </text:span><text:span text:style-name="T24">necesari</text:span><text:span text:style-name="T26">os</text:span><text:span text:style-name="T24"> para la tramitación de su solicitud, de acuerdo </text:span><text:span text:style-name="T2">con los artículos 2.2 y 25.7 del Reglamento general de desarrollo de la Ley 58/2003, de 17 de diciembre, General Tributaria, en materia de revisión en vía administrativa, aprobado por Real Decreto 520/2005, de 13 de mayo</text:span><text:span text:style-name="T6">: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<text:script script:language="JOOScript">@table:table
[#if DOC_SUB??]
[#assign DOC_SUB_AUXILIAR=DOC_SUB]
[/#if]
[#if TAB_DOC_SUB??]
[#assign DOC_SUB_AUXILIAR=TAB_DOC_SUB]
[/#if]
[#if DOC_SUB_AUXILIAR?? &amp;&amp; DOC_SUB_AUXILIAR?is_enumerable]
[#list DOC_SUB_AUXILIAR as datos]
@/table:table
[/#list]
[/#if]
</text:script>Requerimiento</text:p>
          </table:table-cell>
        </table:table-row>
        <table:table-row>
          <table:table-cell table:style-name="Tabla4.A2" office:value-type="string">
            <text:p text:style-name="P14"><text:text-input text:description="JOOScript">${(datos.att0)!}</text:text-input></text:p>
          </table:table-cell>
        </table:table-row>
      </table:table>
      <text:p text:style-name="P10"/>
      <text:p text:style-name="P9">Todo ello d<text:span text:style-name="T31">ebid</text:span>o a los siguientes motivos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><text:script script:language="JOOScript">@table:table
[#if MOT_REQ_SUB??]
[#assign MOT_REQ_SUB_AUXILIAR=MOT_REQ_SUB]
[/#if]
[#if TAB_MOT_REQ_SUB??]
[#assign MOT_REQ_SUB_AUXILIAR=TAB_MOT_REQ_SUB]
[/#if]
[#if MOT_REQ_SUB_AUXILIAR?? &amp;&amp; MOT_REQ_SUB_AUXILIAR?is_enumerable]
[#list MOT_REQ_SUB_AUXILIAR as datos]
@/table:table
[/#list]
[/#if]
</text:script>Motivos del requerimiento de subsanación</text:p>
          </table:table-cell>
        </table:table-row>
        <table:table-row>
          <table:table-cell table:style-name="Tabla1.A2" office:value-type="string">
            <text:p text:style-name="P13"><text:text-input text:description="JOOScript">${(datos.att0)!}</text:text-input></text:p>
          </table:table-cell>
        </table:table-row>
      </table:table>
      <text:p text:style-name="P7"/>
      <text:p text:style-name="P26"><text:span text:style-name="T22">SEGUNDO.- </text:span><text:span text:style-name="T24">Que transcurrido el</text:span><text:span text:style-name="T8"> plazo de diez días </text:span><text:span text:style-name="T10">hábiles</text:span><text:span text:style-name="T8">, concedido para que subsane la falta o acompañe los documentos preceptivos, sin que haya atendido </text:span><text:span text:style-name="T9">el requerimiento </text:span><text:span text:style-name="T11">y se entiendan los defectos subsanados</text:span><text:span text:style-name="T8">, </text:span><text:span text:style-name="T11">se procederá a la denegación de la suspensión, de conformidad con el artículo 25.7 del </text:span><text:span text:style-name="T5">Reglamento general de desarrollo de la Ley 58/2003, de 17 de diciembre, General Tributaria, en materia de revisión en vía administrativa</text:span><text:span text:style-name="T3">.</text:span></text:p>
      <text:p text:style-name="P8"/>
      <text:p text:style-name="P19"><text:span text:style-name="Fuente_20_de_20_párrafo_20_predeter."><text:span text:style-name="T35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33"><text:text-input text:description="JOOScript">${(FIRMANTES_FDO_AUXILIAR)!}</text:text-input></text:span></text:span><text:span text:style-name="T36"><text:s/></text:span><text:span text:style-name="Fuente_20_de_20_párrafo_20_predeter."><text:span text:style-name="T34"><text:text-input text:description="JOOScript">${(FIRMANTES_AUXILIAR)!}</text:text-input></text:span></text:span><text:span text:style-name="Fuente_20_de_20_párrafo_20_predeter."><text:span text:style-name="T34"><text:s/></text:span></text:span></text:p>
      <text:p text:style-name="P18"><text:span text:style-name="Fuente_20_de_20_párrafo_20_predeter."><text:span text:style-name="T32"><text:text-input text:description="JOOScript">${(FIRMANTE_DELEGACION_AUXILIAR)!}</text:text-input></text:span></text:span><text:span text:style-name="Fuente_20_de_20_párrafo_20_predeter."><text:span text:style-name="T32"><text:s/></text:span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1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_20_and_20_Footer" style:display-name="Header and 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Liberation Serif1" style:font-family-asian="'Liberation Serif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default-outline-level="">
      <style:paragraph-properties fo:margin-top="0cm" fo:margin-bottom="0.212cm" loext:contextual-spacing="false" fo:line-height="100%" fo:text-align="start" style:justify-single-word="false" fo:orphans="2" fo:widows="2"/>
      <style:text-properties style:font-name="Liberation Serif" fo:font-family="'Liberation Serif'" style:font-family-generic="roman" style:font-pitch="variable" fo:font-size="12pt" style:font-name-asian="Lucida Sans" style:font-family-asian="'Lucida Sans'" style:font-family-generic-asian="system" style:font-pitch-asian="variable" style:font-size-asian="12pt" style:language-asian="hi" style:country-asian="IN"/>
    </style:style>
    <style:style style:name="Texto_20_de_20_globo" style:display-name="Texto de globo" style:family="paragraph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sunto_20_del_20_comentario" style:display-name="Asunto del comentario" style:family="paragraph" style:default-outline-level="">
      <style:text-properties fo:font-size="10pt" fo:font-weight="bold" style:font-size-asian="10pt" style:font-weight-asian="bold"/>
    </style:style>
    <style:style style:name="Texto_20_comentario" style:display-name="Texto comentario" style:family="paragraph" style:default-outline-level="">
      <style:text-properties fo:font-size="10pt" style:font-size-asian="10pt"/>
    </style:style>
    <style:style style:name="Epígrafe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/>
    </style:style>
    <style:style style:name="Encabezado" style:family="paragraph" style:parent-style-name="Standard" style:default-outline-level="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-Normal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style:language-complex="es" style:country-complex="ES" fo:hyphenate="false" fo:hyphenation-remain-char-count="2" fo:hyphenation-push-char-count="2"/>
    </style:style>
    <style:style style:name="Footnote_20__28_user_29_" style:display-name="Footnote (user)" style:family="paragraph" style:default-outline-level="">
      <style:paragraph-properties fo:margin-left="0.598cm" fo:margin-right="0cm" fo:text-align="justify" style:justify-single-word="false" fo:text-indent="-0.598cm" style:auto-text-indent="false"/>
      <style:text-properties style:font-name="Arial1" fo:font-family="Arial" style:font-family-generic="roman" style:font-pitch="variable" fo:font-size="7pt" style:font-size-asian="7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2" style:font-family-asian="StarSymbol" style:font-family-generic-asian="system" style:font-pitch-asian="variable" style:font-size-asian="8pt"/>
    </style:style>
    <style:style style:name="ListLabel_20_2" style:display-name="ListLabel 2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3" style:display-name="ListLabel 3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4" style:display-name="ListLabel 4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5" style:display-name="ListLabel 5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6" style:display-name="ListLabel 6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7" style:display-name="ListLabel 7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8" style:display-name="ListLabel 8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9" style:display-name="ListLabel 9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10" style:display-name="ListLabel 10" style:family="text">
      <style:text-properties style:font-name-asian="Courier New2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2" style:font-family-asian="'Courier New'" style:font-family-generic-asian="system" style:font-pitch-asian="variable"/>
    </style:style>
    <style:style style:name="WW_5f_CharLFO4LVL9" style:display-name="WW_CharLFO4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8" style:display-name="WW_CharLFO4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7" style:display-name="WW_CharLFO4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6" style:display-name="WW_CharLFO4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5" style:display-name="WW_CharLFO4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4" style:display-name="WW_CharLFO4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3" style:display-name="WW_CharLFO4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2" style:display-name="WW_CharLFO4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1" style:display-name="WW_CharLFO4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9" style:display-name="WW_CharLFO3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8" style:display-name="WW_CharLFO3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7" style:display-name="WW_CharLFO3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6" style:display-name="WW_CharLFO3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5" style:display-name="WW_CharLFO3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4" style:display-name="WW_CharLFO3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3" style:display-name="WW_CharLFO3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2" style:display-name="WW_CharLFO3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1" style:display-name="WW_CharLFO3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9" style:display-name="WW_CharLFO2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8" style:display-name="WW_CharLFO2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7" style:display-name="WW_CharLFO2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6" style:display-name="WW_CharLFO2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5" style:display-name="WW_CharLFO2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4" style:display-name="WW_CharLFO2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3" style:display-name="WW_CharLFO2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2" style:display-name="WW_CharLFO2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1" style:display-name="WW_CharLFO2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1LVL8" style:display-name="WW_CharLFO1LVL8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5" style:display-name="WW_CharLFO1LVL5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2" style:display-name="WW_CharLFO1LVL2" style:family="text">
      <style:text-properties fo:color="#000000" style:font-name="Verdana1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1" style:display-name="WW_CharLFO1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Título_20_4_20_Car" style:display-name="Título 4 Car" style:family="text">
      <style:text-properties fo:color="#4f81bd" style:font-name="Cambria" fo:font-family="Cambria" style:font-family-generic="roman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>
      <style:text-properties fo:color="#4f81bd"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Asunto_20_del_20_comentario_20_Car" style:display-name="Asunto del comentario Car" style:family="text">
      <style:text-properties fo:font-size="10pt" fo:font-weight="bold" style:font-size-asian="10pt" style:font-weight-asian="bold"/>
    </style:style>
    <style:style style:name="Texto_20_comentario_20_Car" style:display-name="Texto comentario Car" style:family="text">
      <style:text-properties fo:font-size="10pt" style:font-size-asian="10pt"/>
    </style:style>
    <style:style style:name="Ref._20_de_20_comentario" style:display-name="Ref. de comentario" style:family="text">
      <style:text-properties fo:font-size="8pt" style:font-size-asian="8pt"/>
    </style:style>
    <style:style style:name="Fuente_20_de_20_párrafo_20_predeter." style:display-name="Fuente de párrafo predeter." style:family="text"/>
    <style:style style:name="Footnote_20_Characters" style:display-name="Footnote Characters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style:text-line-through-style="none" style:text-line-through-type="none" style:font-name="Arial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19-10-07T18:00:32.526000000</meta:creation-date>
    <dc:language>es-ES</dc:language>
    <meta:editing-cycles>27</meta:editing-cycles>
    <meta:editing-duration>PT4H20M35S</meta:editing-duration>
    <dc:date>2021-03-22T07:13:21.056000000</dc:date>
    <meta:document-statistic meta:table-count="3" meta:image-count="0" meta:object-count="0" meta:page-count="1" meta:paragraph-count="24" meta:word-count="314" meta:character-count="2485" meta:non-whitespace-character-count="2212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